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8ed2f"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8ed2f"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9960f" style:font-size-asian="14pt" style:font-size-complex="14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9960f"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3">Бонус: ИИ браузеры, Atlas (https://openai.com/index/introducing-chatgpt-atlas/) и Comet (https://www.perplexity.ai/comet), так же прекрасно справляются с обходом пэйволов.</text:p>
      <text:p text:style-name="P51">Следим за криптой. Часть 2.</text:p>
      <text:p text:style-name="P51">Clear:</text:p>
      <text:p text:style-name="P51">1. Blockstream Explorer (https://blockstream.info/) - один из самых точных обозревателей для Bitcoin и Liquid Network, есть .onion зеркало;</text:p>
      <text:p text:style-name="P51">2. Etherscan (https://etherscan.io/) - основной обозреватель ETH сети;</text:p>
      <text:p text:style-name="P51">3. XMRchain (https://xmrchain.net/) - статичный обозреватель XMR сети;</text:p>
      <text:p text:style-name="P51">4. TronScan (https://tronscan.org/#/) - классический и основной обозреватель для TRC-20;</text:p>
      <text:p text:style-name="P57">5. Blockscout (https://www.blockscout.com/) - поддерживает десятки EVM-сетей, есть функционал декодирования контрактов;</text:p>
      <text:p text:style-name="P58">6. Tokenview (https://tokenview.io/) - поддержка различных бч, кросс-чейн мониторинг, функционал графов и т.д.</text:p>
      <text:p text:style-name="P51">7. Market Indicators (https://t.me/market_revue) - глобальный отчет по рынку (крипта, акции, ресурсы) три раза в день.</text:p>
      <text:p text:style-name="P51">8. Transactions Tracker <text:s/>(https://t.me/txid_tracker_bot) - отслеживает ВТС, LTC, XMR транзакции и присылает уведомление о получении подтверждений.</text:p>
      <text:p text:style-name="P51">Onion:</text:p>
      <text:p text:style-name="P51">Blockstream Bitcoin Explorer (http://explorerzyaduh5bouna3ub2yq5kwc2seavdt2uerj4ds3lvvjcaqad.onion/)</text:p>
      <text:p text:style-name="P51">mempool.space (http://mempoolwyspsxmwmf4rhkx6v2djjgf3a44sppeu5gbov37yopgjtvd.onion/)</text:p>
      <text:p text:style-name="P51">Bisq Explorer (http://bisqz7tkj2cqjst2c4a7ndy5vp3h2m7ecgflbhmh36kkj3ktx2gahad.onion/)</text:p>
      <text:p text:style-name="P51">LocalMonero (http://localmonerogtziu43ox2deckftvuybtdo4hyvlfwj5r3nptt65xwqead.onion/blocks/)</text:p>
      <text:p text:style-name="P53">Бонус: BTC RPC Explorer (https://github.com/janoside/btc-rpc-explorer) - self-hosted обозреватель с выходом в Tor, работает вместе с кошельком Bitcoin Core.</text:p>
      <text:p text:style-name="P51">Работаем с Tor в 2025. Часть 1:</text:p>
      <text:p text:style-name="P51">1. toriptables2 (https://chatgpt.com/c/6928d631-ebf4-8325-97fb-e2745df17a7e) - утилита для Linux, которая перенаправляет весь сетевой трафик через Tor с помощью iptables;</text:p>
      <text:p text:style-name="P51">2. tor-ip-changer <text:s/>(https://github.com/seevik2580/tor-ip-changer) - cкрипт на Python, регулярно запрашивающий новую идентичность через Tor;</text:p>
      <text:p text:style-name="P51">3. Dark Syenite (https://github.com/CruelDev69/onion-link-validator) - простая тулза на Python для проверки валидности .onion ссылок;</text:p>
      <text:p text:style-name="P51">4. Tor Portable (https://github.com/Verity-Freedom/Tor-Portable) - портируемая версия ядра Tor + конфиги, удобный вариант для тех, кому нужен "мобильный" Tor без установки;</text:p>
      <text:p text:style-name="P57">5. Tor Bridges Proxy (https://github.com/zerolabnet/tor-bridges-proxy) - минималистичный образ Tor с SOCKS 5 proxy сервером, TorDNS и веб-интерфейсом с авторизацией для добавления мостов.</text:p>
      <text:p text:style-name="P58">Работаем с Tor в 2025. Часть 2:</text:p>
      <text:p text:style-name="P51">1. goldy/tor-hidden-service (https://hub.docker.com/r/goldy/tor-hidden-service) - это докер-образ, который сразу настраивает Tor так, чтобы он работал как Hidden Service. </text:p>
      <text:p text:style-name="P51">2. tor-controller (https://github.com/bugfest/tor-controller) - это Kubernetes-инструмент для управления инстансами Tor и скрытыми сервисами внутри кластеров Kubernetes;</text:p>
      <text:p text:style-name="P51">3. dperson/torproxy (https://hub.docker.com/r/dperson/torproxy) - минималистичный докер-образ Tor, с готовым SOCKS5-прокси и простым конфигом для быстрого запуска;</text:p>
      <text:p text:style-name="P51">4. TorghostNG (https://github.com/Zopolis4/TorghostNG) - аналог TorGhost/torguard, перенаправляющий весь трафик машины через Tor и автоматически предотвращающий утечки DNS;</text:p>
      <text:p text:style-name="P53">5. oniongen-go (https://chatgpt.com/c/692d5d1f-8dc0-8327-9401-5a2ab89958d3) - ультрабыстрый генератор vanity-адресов .onion (v3) на Go, намного быстрее классических python-решений.</text:p>
      <text:p text:style-name="P51">Сбор информации в OSINT это не всегда изучение чего-то, что уже произошло и не всегда это одноразовая работа в стиле “нашёл - забыл”. Бывают длящиеся задачи, когда нужно следить за событиями и изменением ситуации вокруг изучаемой цели. Делать это вручную - вариант, мягко говоря, не оптимальный. Можно что-то пропустить или где-то опоздать. Рассмотрим варианты автоматизации отслеживания событий и изменений:</text:p>
      <text:p text:style-name="P51">Google Alerts (https://www.google.com/alerts) - хороший вариант для отслеживания новостей и, в целом, новой информации по ключевым словам. Доступен выбор нужной страны и языка, а также категории источников. Результаты можно получать на почту или добавить в любую RSS-читалку.</text:p>
      <text:p text:style-name="P59">Inoreader (https://www.inoreader.com/) - продвинутый вариант мониторинга публикаций. Умеет отслеживать изменения на сайтах - как на уже существующих страницах, так и появление новых публикаций. Также умеет мониторить социальные сети, в том числе каналы в Telegram.</text:p>
      <text:p text:style-name="P60">Можно настроить правила и фильтры для конкретных ситуаций, например чтобы при появлении ключевых слов, фото или видео, он помечал такие записи тегом, складывал в отдельную подборку и отправлял уведомление. У бесплатной версии есть лимиты и ограничения.</text:p>
      <text:p text:style-name="P51">Pulse Media Scout (https://pulsemediascout.com/) - мониторинг упоминаний в СМИ и соцсетях. Неплохо, но инструмент для тех у кого много лишних денег, потому как ценник абсолютно себя не оправдывает. Самая дешевая месячная подписка (с ограничениями и лимитами) стоит дороже чем годовая на Inoreader - который конечно немного дольше настраивать, особенно в связке с Google Alerts, но в итоге работать будет лучше и вообще без лимитов.</text:p>
      <text:p text:style-name="P51">Мониторинг сайтов: </text:p>
      <text:p text:style-name="P51">https://distill.io - можно использовать как расширение браузера или установить <text:s/>приложение. В бесплатной версии отслеживает до 25 ссылок. Мониторит изменения на странице целиком или какое-то конкретное место. Ведёт журнал изменений т.е. запоминает когда и что изменилось.</text:p>
      <text:p text:style-name="P51">https://www.followthatpage.com - то же самое, но в чуть более упрощённом варианте. Добавляем ссылку на страницу и указываем свою почту. После добавления можно настроить фильтры. Фильтровать можно по строкам или по блокам. Уведомления будут приходить на почту. В бесплатной версии лимит 20 проверок/сутки (20 раз одну страницу или 20 разных по разу).</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12-16T10:48:39.711000000</dc:date>
    <meta:editing-duration>PT1H13M17S</meta:editing-duration>
    <meta:editing-cycles>20</meta:editing-cycles>
    <meta:generator>LibreOffice/24.8.4.2$Windows_X86_64 LibreOffice_project/bb3cfa12c7b1bf994ecc5649a80400d06cd71002</meta:generator>
    <meta:document-statistic meta:table-count="0" meta:image-count="0" meta:object-count="0" meta:page-count="142" meta:paragraph-count="1898" meta:word-count="26573" meta:character-count="233114" meta:non-whitespace-character-count="206116"/>
    <meta:user-defined meta:name="AppVersion">16.0000</meta:user-defined>
  </office:meta>
</office:document-meta>
</file>